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5" style:family="paragraph" style:parent-style-name="Standard" style:list-style-name="L3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37f5e" officeooo:paragraph-rsid="00037f5e" style:language-asian="zxx" style:country-asian="none" style:language-complex="zxx" style:country-complex="none"/>
    </style:style>
    <style:style style:name="P7" style:family="paragraph" style:parent-style-name="Standard" style:list-style-name="L4">
      <style:text-properties fo:language="zxx" fo:country="none" officeooo:rsid="00037f5e" officeooo:paragraph-rsid="00074c1d" style:language-asian="zxx" style:country-asian="none" style:language-complex="zxx" style:country-complex="none"/>
    </style:style>
    <style:style style:name="P8" style:family="paragraph" style:parent-style-name="Standard" style:list-style-name="L4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9" style:family="paragraph" style:parent-style-name="Standard" style:list-style-name="L5">
      <style:text-properties fo:language="zxx" fo:country="none" officeooo:rsid="00037f5e" officeooo:paragraph-rsid="00037f5e" style:language-asian="zxx" style:country-asian="none" style:language-complex="zxx" style:country-complex="none"/>
    </style:style>
    <style:style style:name="P10" style:family="paragraph" style:parent-style-name="Standard" style:list-style-name="L5">
      <style:text-properties fo:language="zxx" fo:country="none" officeooo:rsid="00074c1d" officeooo:paragraph-rsid="00074c1d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12" style:family="paragraph" style:parent-style-name="Standard" style:list-style-name="L6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paragraph-rsid="00055de5" style:language-asian="zxx" style:country-asian="none" style:language-complex="zxx" style:country-complex="none"/>
    </style:style>
    <style:style style:name="P14" style:family="paragraph" style:parent-style-name="Standard" style:list-style-name="L7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T1" style:family="text">
      <style:text-properties officeooo:rsid="00074c1d"/>
    </style:style>
    <style:style style:name="T2" style:family="text">
      <style:text-properties officeooo:rsid="00055d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= something that could be changed</text:p>
      <text:p text:style-name="P1"/>
      <text:p text:style-name="P1">venv:</text:p>
      <text:list text:style-name="L1">
        <text:list-item>
          <text:p text:style-name="P2">Deleted old venv since it was broken</text:p>
        </text:list-item>
        <text:list-item>
          <text:p text:style-name="P2">Created new .venv with visual studio code, this will not be on github as it is only local.</text:p>
        </text:list-item>
      </text:list>
      <text:p text:style-name="P1"/>
      <text:p text:style-name="P3">ReadME.md:</text:p>
      <text:list text:style-name="L2">
        <text:list-item>
          <text:p text:style-name="P4">Changed information so that it says “time, os, and sqlite3 should be included in default python since python 2.5”</text:p>
          <text:p text:style-name="P4"/>
        </text:list-item>
      </text:list>
      <text:p text:style-name="P1">create_db.py:</text:p>
      <text:list text:style-name="L3">
        <text:list-item>
          <text:p text:style-name="P5">Added confirmation message</text:p>
        </text:list-item>
        <text:list-item>
          <text:p text:style-name="P5">Added that only when file itself has been run, the main function is run.</text:p>
        </text:list-item>
        <text:list-item>
          <text:p text:style-name="P5"># Overused commit?</text:p>
        </text:list-item>
      </text:list>
      <text:p text:style-name="P1"/>
      <text:p text:style-name="P6">Dashboard.py:</text:p>
      <text:list text:style-name="L4">
        <text:list-item>
          <text:p text:style-name="P7">#Logout should do something → <text:span text:style-name="T1">missing command parameter</text:span></text:p>
        </text:list-item>
        <text:list-item>
          <text:p text:style-name="P8">#check that bill and images folders exists, if they don’t create them</text:p>
        </text:list-item>
        <text:list-item>
          <text:p text:style-name="P8">#Check if database exists and has correct tables, if not create them</text:p>
        </text:list-item>
        <text:list-item>
          <text:p text:style-name="P8">#Open other views.</text:p>
        </text:list-item>
      </text:list>
      <text:p text:style-name="P1"/>
      <text:p text:style-name="P6">Billing.py:</text:p>
      <text:list text:style-name="L5">
        <text:list-item>
          <text:p text:style-name="P9"># logout doesn’t do anything → <text:span text:style-name="T1">missing command parameter</text:span></text:p>
        </text:list-item>
        <text:list-item>
          <text:p text:style-name="P10"># a lot of variables that aren’t used</text:p>
        </text:list-item>
      </text:list>
      <text:p text:style-name="P6"/>
      <text:p text:style-name="P11">Main.py:</text:p>
      <text:list text:style-name="L6">
        <text:list-item>
          <text:p text:style-name="P12"># New main file that handles whole running the program.</text:p>
        </text:list-item>
        <text:list-item>
          <text:p text:style-name="P12"># Transform to main.exe for better UX<text:line-break/></text:p>
        </text:list-item>
      </text:list>
      <text:p text:style-name="P13"><text:span text:style-name="T2">File structure:</text:span></text:p>
      <text:list text:style-name="L7">
        <text:list-item>
          <text:p text:style-name="P14"># Files to their own folders</text:p>
        </text:list-item>
        <text:list-item>
          <text:p text:style-name="P14"># Only “main.py”, “requirements.txt” and “README.md” on to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8:38:43.869565100</meta:creation-date>
    <dc:date>2026-03-19T09:23:25.511590700</dc:date>
    <meta:editing-duration>PT31M25S</meta:editing-duration>
    <meta:editing-cycles>4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25" meta:word-count="179" meta:character-count="965" meta:non-whitespace-character-count="826"/>
  </office:meta>
</office:document-meta>
</file>